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7" style:family="graphic" style:parent-style-name="standard">
      <style:graphic-properties draw:stroke="solid" draw:stroke-dash="Ultrafine_20_Dashed" draw:fill="solid" draw:fill-color="#ccffff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9" style:family="graphic" style:parent-style-name="standard">
      <style:graphic-properties draw:marker-end="" draw:marker-end-width="0.3cm" draw:textarea-horizontal-align="center" draw:textarea-vertical-align="middle"/>
    </style:style>
    <style:style style:name="gr10" style:family="graphic" style:parent-style-name="standard">
      <style:graphic-properties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404cm"/>
    </style:style>
    <style:style style:name="gr12" style:family="graphic" style:parent-style-name="standard">
      <style:graphic-properties draw:fill="solid" draw:fill-color="#ffb515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ccccff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16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Arial" style:font-family-generic="swiss"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text-align="justify"/>
    </style:style>
    <style:style style:name="P4" style:family="paragraph">
      <style:paragraph-properties fo:text-align="center"/>
      <style:text-properties fo:font-family="Arial" style:font-family-generic="swiss" fo:font-size="10pt" style:font-size-asian="10pt" style:font-size-complex="10pt"/>
    </style:style>
    <style:style style:name="P5" style:family="paragraph">
      <style:paragraph-properties fo:text-align="start"/>
    </style:style>
    <style:style style:name="P6" style:family="paragraph">
      <style:text-properties fo:font-family="ARial" style:font-family-generic="swiss" fo:font-size="12pt" fo:font-weight="bold" style:font-size-asian="12pt" style:font-weight-asian="bold" style:font-size-complex="12pt" style:font-weight-complex="bold"/>
    </style:style>
    <style:style style:name="P7" style:family="paragraph"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8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family="Arial" style:font-family-generic="swiss" fo:font-size="11pt" fo:font-weight="bold" style:font-size-asian="11pt" style:font-weight-asian="bold" style:font-size-complex="11pt" style:font-weight-complex="bold"/>
    </style:style>
    <style:style style:name="T2" style:family="text">
      <style:text-properties fo:font-family="Arial" style:font-family-generic="swiss" fo:font-size="10.5pt" fo:font-weight="bold" style:font-size-asian="10.5pt" style:font-weight-asian="bold" style:font-size-complex="10.5pt" style:font-weight-complex="bold"/>
    </style:style>
    <style:style style:name="T3" style:family="text">
      <style:text-properties fo:font-family="Arial" style:font-family-generic="swiss" fo:font-size="10pt" style:font-size-asian="10pt" style:font-size-complex="10pt"/>
    </style:style>
    <style:style style:name="T4" style:family="text">
      <style:text-properties fo:font-family="Arial" style:font-family-generic="swiss" fo:font-size="9pt" fo:font-weight="normal" style:font-size-asian="9pt" style:font-weight-asian="normal" style:font-size-complex="9pt" style:font-weight-complex="normal"/>
    </style:style>
    <style:style style:name="T5" style:family="text">
      <style:text-properties fo:font-family="ARial" style:font-family-generic="swiss"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1pt" fo:font-weight="bold" style:font-size-asian="11pt" style:font-weight-asian="bold" style:font-size-complex="11pt" style:font-weight-complex="bold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1" draw:layer="layout" svg:width="2.615cm" svg:height="2.448cm" svg:x="3.829cm" svg:y="4.431cm">
          <text:p text:style-name="P1"><text:span text:style-name="T1">Fuente de </text:span></text:p>
          <text:p text:style-name="P1"><text:span text:style-name="T1">conocimien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id="id2" draw:layer="layout" svg:width="5.307cm" svg:height="2.21cm" svg:x="8.187cm" svg:y="3.455cm">
          <draw:glue-point draw:id="4" svg:x="-5.002cm" svg:y="5cm"/>
          <draw:glue-point draw:id="5" svg:x="5cm" svg:y="5.004cm"/>
          <text:p text:style-name="P1"><text:span text:style-name="T2">Factores Formales</text:span></text:p>
          <text:p text:style-name="P3"><text:span text:style-name="T3">Procedimientos para difusión, </text:span></text:p>
          <text:p text:style-name="P3"><text:span text:style-name="T3">Clasificación, almacenamiento </text:span></text:p>
          <text:p text:style-name="P3"><text:span text:style-name="T3">Y recuperación de conocimietno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291cm" svg:height="2.864cm" svg:x="8.188cm" svg:y="5.665cm">
          <text:p text:style-name="P1"><text:span text:style-name="T2">Factores Informales</text:span></text:p>
          <text:p text:style-name="P3"><text:span text:style-name="T3">Comunicación y contactos Inter-</text:span></text:p>
          <text:p text:style-name="P3"><text:span text:style-name="T3">personales, creencias y senti-</text:span></text:p>
          <text:p text:style-name="P3"><text:span text:style-name="T3">miento sobre la fuente del cono-</text:span></text:p>
          <text:p text:style-name="P3"><text:span text:style-name="T3">cimiento, percepciones sobre </text:span></text:p>
          <text:p text:style-name="P3"><text:span text:style-name="T3">la organización, supervisores</text:span></text:p>
          <text:p text:style-name="P3"><text:span text:style-name="T3">y pares.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id="id3" draw:layer="layout" svg:width="2.702cm" svg:height="2.877cm" svg:x="14.73cm" svg:y="4.2cm">
          <text:p text:style-name="P1"><text:span text:style-name="T1">Utilización </text:span></text:p>
          <text:p text:style-name="P1"><text:span text:style-name="T1">del</text:span></text:p>
          <text:p text:style-name="P1"><text:span text:style-name="T1">conocimien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6.444cm" svg:y1="5.655cm" svg:x2="8.187cm" svg:y2="5.665cm" draw:start-shape="id1" draw:start-glue-point="10" draw:end-shape="id2" draw:end-glue-point="4" svg:d="m6444 5655h871v10h872">
          <text:p/>
        </draw:connector>
        <draw:connector draw:style-name="gr6" draw:text-style-name="P1" draw:layer="layout" svg:x1="14.73cm" svg:y1="5.639cm" svg:x2="13.493cm" svg:y2="5.665cm" draw:start-shape="id3" draw:start-glue-point="6" draw:end-shape="id2" draw:end-glue-point="5" svg:d="m14730 5639h-618v26h-619">
          <text:p/>
        </draw:connector>
      </draw:page>
      <draw:page draw:name="page2" draw:style-name="dp1" draw:master-page-name="Default">
        <draw:custom-shape draw:style-name="gr7" draw:text-style-name="P1" draw:layer="layout" svg:width="5.291cm" svg:height="6.174cm" svg:x="12.046cm" svg:y="4.34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5.313cm" svg:height="7.249cm" svg:x="12.024cm" svg:y="11.1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id="id4" draw:layer="layout" svg:width="2.615cm" svg:height="2.619cm" svg:x="7.147cm" svg:y="10.107cm">
          <text:p text:style-name="P1"><text:span text:style-name="T1">Fuente de </text:span></text:p>
          <text:p text:style-name="P1"><text:span text:style-name="T1">conocimien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id="id5" draw:layer="layout" svg:width="5.291cm" svg:height="1.463cm" svg:x="12.043cm" svg:y="5.162cm">
          <draw:glue-point draw:id="4" svg:x="-5.002cm" svg:y="5cm"/>
          <draw:glue-point draw:id="5" svg:x="5cm" svg:y="5.004cm"/>
          <text:p text:style-name="P1"><text:span text:style-name="T2">Documentación</text:span></text:p>
          <text:list text:style-name="L1">
            <text:list-item>
              <text:p text:style-name="P5"><text:span text:style-name="T4">Código fuente (C, C++, HDL)</text:span></text:p>
            </text:list-item>
            <text:list-item>
              <text:p text:style-name="P5"><text:span text:style-name="T4">Archivos de diseño</text:span></text:p>
            </text:list-item>
            <text:list-item>
              <text:p text:style-name="P5"><text:span text:style-name="T4">Tutoriales, diseños de referencia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3" draw:text-style-name="P4" draw:id="id9" draw:layer="layout" svg:width="5.291cm" svg:height="1.291cm" svg:x="12.044cm" svg:y="11.164cm">
          <text:p text:style-name="P1"><text:span text:style-name="T2">Capacidad del receptor</text:span></text:p>
          <text:list text:style-name="L1">
            <text:list-item>
              <text:p text:style-name="P5"><text:span text:style-name="T4">Autosuficiencia</text:span></text:p>
            </text:list-item>
            <text:list-item>
              <text:p text:style-name="P5"><text:span text:style-name="T4">Continuo aprendizaje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4" draw:text-style-name="P2" draw:id="id14" draw:layer="layout" svg:width="2.702cm" svg:height="2.832cm" svg:x="19.648cm" svg:y="9.942cm">
          <text:p text:style-name="P1"><text:span text:style-name="T1">Utilización </text:span></text:p>
          <text:p text:style-name="P1"><text:span text:style-name="T1">del</text:span></text:p>
          <text:p text:style-name="P1"><text:span text:style-name="T1">conocimien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id="id6" draw:layer="layout" svg:width="5.291cm" svg:height="1.13cm" svg:x="12.043cm" svg:y="6.722cm">
          <draw:glue-point draw:id="4" svg:x="-5.002cm" svg:y="5cm"/>
          <draw:glue-point draw:id="5" svg:x="5cm" svg:y="5.004cm"/>
          <text:p text:style-name="P1"><text:span text:style-name="T2">Distribución</text:span></text:p>
          <text:list text:style-name="L1">
            <text:list-item>
              <text:p text:style-name="P5"><text:span text:style-name="T4">Repositorios, control de versiones</text:span></text:p>
            </text:list-item>
            <text:list-item>
              <text:p text:style-name="P5"><text:span text:style-name="T4">Wiki, listas de correo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" draw:text-style-name="P4" draw:id="id7" draw:layer="layout" svg:width="5.291cm" svg:height="1.25cm" svg:x="12.045cm" svg:y="7.935cm">
          <draw:glue-point draw:id="4" svg:x="-5.002cm" svg:y="5cm"/>
          <draw:glue-point draw:id="5" svg:x="5cm" svg:y="5.004cm"/>
          <text:p text:style-name="P1"><text:span text:style-name="T2">Organización del usuario</text:span></text:p>
          <text:list text:style-name="L1">
            <text:list-item>
              <text:p text:style-name="P5"><text:span text:style-name="T4">Pública</text:span></text:p>
            </text:list-item>
            <text:list-item>
              <text:p text:style-name="P5"><text:span text:style-name="T4">Autogobierno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" draw:text-style-name="P4" draw:id="id8" draw:layer="layout" svg:width="5.291cm" svg:height="1.2cm" svg:x="12.045cm" svg:y="9.318cm">
          <draw:glue-point draw:id="4" svg:x="-5.002cm" svg:y="5cm"/>
          <draw:glue-point draw:id="5" svg:x="5cm" svg:y="5.004cm"/>
          <text:p text:style-name="P1"><text:span text:style-name="T2">Selección de procesos</text:span></text:p>
          <text:list text:style-name="L1">
            <text:list-item>
              <text:p text:style-name="P5"><text:span text:style-name="T4">Comunidad</text:span></text:p>
            </text:list-item>
            <text:list-item>
              <text:p text:style-name="P5"><text:span text:style-name="T4">Pare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3" draw:text-style-name="P4" draw:id="id10" draw:layer="layout" svg:width="5.291cm" svg:height="1.227cm" svg:x="12.045cm" svg:y="12.562cm">
          <text:p text:style-name="P1"><text:span text:style-name="T2">Enlaces informales</text:span></text:p>
          <text:list text:style-name="L1">
            <text:list-item>
              <text:p text:style-name="P5"><text:span text:style-name="T4">Centros de formación</text:span></text:p>
            </text:list-item>
            <text:list-item>
              <text:p text:style-name="P5"><text:span text:style-name="T4">Empresa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3" draw:text-style-name="P4" draw:id="id11" draw:layer="layout" svg:width="5.291cm" svg:height="1.105cm" svg:x="12.045cm" svg:y="13.932cm">
          <text:list text:style-name="L1">
            <text:list-item>
              <text:p text:style-name="P5"><text:span text:style-name="T2">Credibilidad</text:span></text:p>
            </text:list-item>
            <text:list-item>
              <text:p text:style-name="P5"><text:span text:style-name="T4">Calidad de la información</text:span></text:p>
            </text:list-item>
            <text:list-item>
              <text:p text:style-name="P5"><text:span text:style-name="T4">Respaldo de la universidad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3" draw:text-style-name="P4" draw:id="id12" draw:layer="layout" svg:width="5.291cm" svg:height="1.5cm" svg:x="12.046cm" svg:y="15.171cm">
          <text:p text:style-name="P1"><text:span text:style-name="T2">Recompensas</text:span></text:p>
          <text:list text:style-name="L1">
            <text:list-item>
              <text:p text:style-name="P5"><text:span text:style-name="T4">Reconocimiento social</text:span></text:p>
            </text:list-item>
            <text:list-item>
              <text:p text:style-name="P5"><text:span text:style-name="T4">Ayuda a la comunidad</text:span></text:p>
            </text:list-item>
            <text:list-item>
              <text:p text:style-name="P5"><text:span text:style-name="T4">Contacto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3" draw:text-style-name="P4" draw:id="id13" draw:layer="layout" svg:width="5.291cm" svg:height="1.096cm" svg:x="12.023cm" svg:y="16.801cm">
          <text:p text:style-name="P1"><text:span text:style-name="T2">Disposición</text:span></text:p>
          <text:list text:style-name="L1">
            <text:list-item>
              <text:p text:style-name="P5"><text:span text:style-name="T4">Trabajo en equipo</text:span></text:p>
            </text:list-item>
            <text:list-item>
              <text:p text:style-name="P5"><text:span text:style-name="T4">Compartir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9.762cm" svg:y1="11.416cm" svg:x2="12.043cm" svg:y2="5.893cm" draw:start-shape="id4" draw:start-glue-point="10" draw:end-shape="id5" draw:end-glue-point="3" svg:d="m9762 11416h1140v-5523h1141">
          <text:p/>
        </draw:connector>
        <draw:connector draw:style-name="gr9" draw:text-style-name="P1" draw:layer="layout" svg:x1="9.762cm" svg:y1="11.416cm" svg:x2="12.043cm" svg:y2="7.287cm" draw:start-shape="id4" draw:start-glue-point="10" draw:end-shape="id6" draw:end-glue-point="3" svg:d="m9762 11416h1140v-4129h1141">
          <text:p/>
        </draw:connector>
        <draw:connector draw:style-name="gr9" draw:text-style-name="P1" draw:layer="layout" svg:x1="9.762cm" svg:y1="11.416cm" svg:x2="12.045cm" svg:y2="8.56cm" draw:start-shape="id4" draw:start-glue-point="10" draw:end-shape="id7" draw:end-glue-point="3" svg:d="m9762 11416h1141v-2856h1142">
          <text:p/>
        </draw:connector>
        <draw:connector draw:style-name="gr9" draw:text-style-name="P1" draw:layer="layout" svg:x1="9.762cm" svg:y1="11.416cm" svg:x2="12.045cm" svg:y2="9.918cm" draw:start-shape="id4" draw:start-glue-point="10" draw:end-shape="id8" draw:end-glue-point="3" svg:d="m9762 11416h1141v-1498h1142">
          <text:p/>
        </draw:connector>
        <draw:connector draw:style-name="gr9" draw:text-style-name="P1" draw:layer="layout" svg:x1="9.762cm" svg:y1="11.416cm" svg:x2="12.044cm" svg:y2="11.809cm" draw:start-shape="id4" draw:start-glue-point="10" draw:end-shape="id9" svg:d="m9762 11416h1141v393h1141">
          <text:p/>
        </draw:connector>
        <draw:connector draw:style-name="gr9" draw:text-style-name="P1" draw:layer="layout" svg:x1="9.762cm" svg:y1="11.416cm" svg:x2="12.045cm" svg:y2="13.175cm" draw:start-shape="id4" draw:start-glue-point="10" draw:end-shape="id10" draw:end-glue-point="3" svg:d="m9762 11416h1141v1759h1142">
          <text:p/>
        </draw:connector>
        <draw:connector draw:style-name="gr9" draw:text-style-name="P1" draw:layer="layout" svg:x1="9.762cm" svg:y1="11.416cm" svg:x2="12.045cm" svg:y2="14.484cm" draw:start-shape="id4" draw:start-glue-point="10" draw:end-shape="id11" draw:end-glue-point="3" svg:d="m9762 11416h1141v3068h1142">
          <text:p/>
        </draw:connector>
        <draw:connector draw:style-name="gr9" draw:text-style-name="P1" draw:layer="layout" svg:x1="9.762cm" svg:y1="11.416cm" svg:x2="12.046cm" svg:y2="15.921cm" draw:start-shape="id4" draw:start-glue-point="10" draw:end-shape="id12" svg:d="m9762 11416h1142v4505h1142">
          <text:p/>
        </draw:connector>
        <draw:connector draw:style-name="gr9" draw:text-style-name="P1" draw:layer="layout" svg:x1="9.762cm" svg:y1="11.416cm" svg:x2="12.023cm" svg:y2="17.349cm" draw:start-shape="id4" draw:start-glue-point="10" draw:end-shape="id13" draw:end-glue-point="3" svg:d="m9762 11416h1130v5933h1131">
          <text:p/>
        </draw:connector>
        <draw:connector draw:style-name="gr10" draw:text-style-name="P1" draw:layer="layout" svg:x1="17.334cm" svg:y1="5.893cm" svg:x2="19.648cm" svg:y2="11.358cm" draw:start-shape="id5" draw:start-glue-point="1" draw:end-shape="id14" draw:end-glue-point="6" svg:d="m17334 5893h1157v5465h1157">
          <text:p/>
        </draw:connector>
        <draw:connector draw:style-name="gr10" draw:text-style-name="P1" draw:layer="layout" svg:x1="17.334cm" svg:y1="7.287cm" svg:x2="19.648cm" svg:y2="11.358cm" draw:start-shape="id6" draw:start-glue-point="1" draw:end-shape="id14" svg:d="m17334 7287h1157v4071h1157">
          <text:p/>
        </draw:connector>
        <draw:connector draw:style-name="gr10" draw:text-style-name="P1" draw:layer="layout" svg:x1="17.336cm" svg:y1="8.56cm" svg:x2="19.648cm" svg:y2="11.358cm" draw:start-shape="id7" draw:start-glue-point="1" draw:end-shape="id14" svg:d="m17336 8560h1156v2798h1156">
          <text:p/>
        </draw:connector>
        <draw:connector draw:style-name="gr10" draw:text-style-name="P1" draw:layer="layout" svg:x1="17.336cm" svg:y1="9.918cm" svg:x2="19.648cm" svg:y2="11.358cm" draw:start-shape="id8" draw:start-glue-point="1" draw:end-shape="id14" draw:end-glue-point="6" svg:d="m17336 9918h1156v1440h1156">
          <text:p/>
        </draw:connector>
        <draw:connector draw:style-name="gr10" draw:text-style-name="P1" draw:layer="layout" svg:x1="17.335cm" svg:y1="11.809cm" svg:x2="19.648cm" svg:y2="11.358cm" draw:start-shape="id9" draw:start-glue-point="1" draw:end-shape="id14" draw:end-glue-point="6" svg:d="m17335 11809h1156v-451h1157">
          <text:p/>
        </draw:connector>
        <draw:connector draw:style-name="gr10" draw:text-style-name="P1" draw:layer="layout" svg:x1="17.336cm" svg:y1="13.175cm" svg:x2="19.648cm" svg:y2="11.358cm" draw:start-shape="id10" draw:start-glue-point="1" draw:end-shape="id14" draw:end-glue-point="6" svg:d="m17336 13175h1156v-1817h1156">
          <text:p/>
        </draw:connector>
        <draw:connector draw:style-name="gr10" draw:text-style-name="P1" draw:layer="layout" svg:x1="17.336cm" svg:y1="14.484cm" svg:x2="19.648cm" svg:y2="11.358cm" draw:start-shape="id11" draw:start-glue-point="1" draw:end-shape="id14" draw:end-glue-point="6" svg:d="m17336 14484h1156v-3126h1156">
          <text:p/>
        </draw:connector>
        <draw:connector draw:style-name="gr10" draw:text-style-name="P1" draw:layer="layout" svg:x1="17.337cm" svg:y1="15.921cm" svg:x2="19.648cm" svg:y2="11.358cm" draw:start-shape="id12" draw:start-glue-point="1" draw:end-shape="id14" svg:d="m17337 15921h1155v-4563h1156">
          <text:p/>
        </draw:connector>
        <draw:connector draw:style-name="gr10" draw:text-style-name="P1" draw:layer="layout" svg:x1="17.314cm" svg:y1="17.349cm" svg:x2="19.648cm" svg:y2="11.358cm" draw:start-shape="id13" draw:start-glue-point="1" draw:end-shape="id14" svg:d="m17314 17349h1167v-5991h1167">
          <text:p/>
        </draw:connector>
        <draw:frame draw:style-name="gr11" draw:text-style-name="P6" draw:layer="layout" svg:width="4.545cm" svg:height="0.725cm" svg:x="12.669cm" svg:y="4.328cm">
          <draw:text-box>
            <text:p><text:span text:style-name="T5">Factores Formales</text:span></text:p>
          </draw:text-box>
        </draw:frame>
        <draw:frame draw:style-name="gr11" draw:text-style-name="P6" draw:layer="layout" svg:width="4.545cm" svg:height="0.725cm" svg:x="12.393cm" svg:y="17.809cm">
          <draw:text-box>
            <text:p><text:span text:style-name="T5">Factores Informales</text:span></text:p>
          </draw:text-box>
        </draw:frame>
      </draw:page>
      <draw:page draw:name="page3" draw:style-name="dp1" draw:master-page-name="Default">
        <draw:custom-shape draw:style-name="gr12" draw:text-style-name="P7" draw:layer="layout" svg:width="6.359cm" svg:height="2.785cm" svg:x="8.14cm" svg:y="8.307cm">
          <text:list text:style-name="L1">
            <text:list-header>
              <text:p text:style-name="P5"><text:span text:style-name="T6">CAPACIDADES</text:span></text:p>
            </text:list-header>
            <text:list-item>
              <text:p text:style-name="P5"><text:span text:style-name="T7">Educación y entrenamiento</text:span></text:p>
            </text:list-item>
          </text:list>
          <draw:enhanced-geometry svg:viewBox="0 0 21600 21600" draw:text-areas="0 0 ?f0 21600" draw:type="right-arrow-callout" draw:modifiers="17836.9942196532 0 19263.3962264151 7648.97587619481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13" draw:text-style-name="P1" draw:layer="layout" svg:width="4.472cm" svg:height="5.979cm" svg:x="3.625cm" svg:y="5.027cm">
          <text:p text:style-name="P1"><text:span text:style-name="T1">Fuente de </text:span></text:p>
          <text:p text:style-name="P1"><text:span text:style-name="T1">conocimiento</text:span></text:p>
          <draw:enhanced-geometry svg:viewBox="0 0 21600 21600" draw:text-areas="0 0 ?f0 21600" draw:type="right-arrow-callout" draw:modifiers="18000 3.54912914886625 18662.5612316305 7889.71409792968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13" draw:text-style-name="P1" draw:layer="layout" svg:width="3.466cm" svg:height="5.9cm" svg:x="14.479cm" svg:y="5.027cm">
          <text:p text:style-name="P1"><text:span text:style-name="T1">Utilización </text:span></text:p>
          <text:p text:style-name="P1"><text:span text:style-name="T1">del</text:span></text:p>
          <text:p text:style-name="P1"><text:span text:style-name="T1">conocimiento</text:span></text:p>
          <draw:enhanced-geometry svg:viewBox="0 0 21600 21600" draw:text-areas="0 0 ?f0 21600" draw:type="right-arrow-callout" draw:modifiers="21600 3.54912914886625 21600 3.54912914886625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14" draw:text-style-name="P7" draw:layer="layout" svg:width="6.359cm" svg:height="2.033cm" svg:x="8.138cm" svg:y="4.994cm">
          <text:list text:style-name="L1">
            <text:list-header>
              <text:p text:style-name="P5"><text:span text:style-name="T6">MATERIAL</text:span></text:p>
            </text:list-header>
            <text:list-item>
              <text:p text:style-name="P5"><text:span text:style-name="T6">Adquisición de equipo</text:span></text:p>
            </text:list-item>
            <text:list-item>
              <text:p text:style-name="P5"><text:span text:style-name="T6">Inversión extranjera</text:span></text:p>
              <text:p text:style-name="P5"><text:span text:style-name="T6"/></text:p>
            </text:list-item>
          </text:list>
          <draw:enhanced-geometry svg:viewBox="0 0 21600 21600" draw:text-areas="0 0 ?f0 21600" draw:type="right-arrow-callout" draw:modifiers="17836.9942196532 0 19263.3962264151 7648.97587619481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15" draw:text-style-name="P7" draw:layer="layout" svg:width="6.359cm" svg:height="2.033cm" svg:x="8.139cm" svg:y="7.006cm">
          <text:list text:style-name="L1">
            <text:list-header>
              <text:p text:style-name="P5"><text:span text:style-name="T6">DISEÑO</text:span></text:p>
            </text:list-header>
            <text:list-item>
              <text:p text:style-name="P5"><text:span text:style-name="T6">Licenciamiento</text:span></text:p>
            </text:list-item>
            <text:list-item>
              <text:p text:style-name="P5"><text:span text:style-name="T6">Asistencia técnica</text:span></text:p>
            </text:list-item>
          </text:list>
          <draw:enhanced-geometry svg:viewBox="0 0 21600 21600" draw:text-areas="0 0 ?f0 21600" draw:type="right-arrow-callout" draw:modifiers="17836.9942196532 0 19263.3962264151 7648.97587619481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16" draw:text-style-name="P8" draw:layer="layout" svg:width="5.292cm" svg:height="1.376cm" svg:x="8.149cm" svg:y="11.297cm">
          <text:p text:style-name="P1"><text:span text:style-name="T8">Abierta/Cerrada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opacity="50%" fo:padding-top="0.125cm" fo:padding-bottom="0.125cm" fo:padding-left="0.25cm" fo:padding-right="0.25cm" draw:shadow="hidden" draw:shadow-offset-x="0.3cm" draw:shadow-offset-y="0.3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arlos Camargo</meta:initial-creator>
    <meta:creation-date>2010-04-19T09:45:32</meta:creation-date>
    <dc:date>2011-07-18T10:26:28</dc:date>
    <dc:creator>Carlos Camargo</dc:creator>
    <meta:editing-duration>PT03H44M00S</meta:editing-duration>
    <meta:editing-cycles>36</meta:editing-cycles>
    <meta:generator>OpenOffice.org/3.2$Linux OpenOffice.org_project/320m12$Build-9483</meta:generator>
    <meta:document-statistic meta:object-count="45"/>
  </office:meta>
</office:document-meta>
</file>